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3.47cm"/>
    </style:style>
    <style:style style:name="co5" style:family="table-column">
      <style:table-column-properties fo:break-before="auto" style:column-width="3.2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ffffd7" fo:border="0.74pt solid #000000"/>
    </style:style>
    <style:style style:name="ce3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857cm" svg:height="9.012cm" svg:x="3.77cm" svg:y="39.36cm">
            <draw:object draw:notify-on-update-of-ranges="Sheet1.E4:Sheet1.E4 Sheet1.E5:Sheet1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Duża macierz</text:p>
          </table:table-cell>
          <table:table-cell table:style-name="Default"/>
          <table:table-cell table:number-columns-repeated="3"/>
          <table:table-cell office:value-type="string" calcext:value-type="string">
            <text:p>Mala macierz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czba wątków</text:p>
          </table:table-cell>
          <table:table-cell table:style-name="ce1" office:value-type="string" calcext:value-type="string">
            <text:p>Czas (s)</text:p>
          </table:table-cell>
          <table:table-cell table:style-name="ce1" office:value-type="string" calcext:value-type="string">
            <text:p>Przyśpieszenie</text:p>
          </table:table-cell>
          <table:table-cell table:number-columns-repeated="3"/>
          <table:table-cell office:value-type="string" calcext:value-type="string">
            <text:p>Liczba wątków</text:p>
          </table:table-cell>
          <table:table-cell office:value-type="string" calcext:value-type="string">
            <text:p>Czas (s)</text:p>
          </table:table-cell>
          <table:table-cell office:value-type="string" calcext:value-type="string">
            <text:p>Przyśpieszeni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451.756" calcext:value-type="float">
            <text:p>451,75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39403" calcext:value-type="float">
            <text:p>0,839403</text:p>
          </table:table-cell>
          <table:table-cell table:formula="of:=0.839403/[.K5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8.338" calcext:value-type="float">
            <text:p>328,338</text:p>
          </table:table-cell>
          <table:table-cell table:style-name="Default" table:formula="of:=[.E5]/[.E6]" office:value-type="float" office:value="1.37588704322984" calcext:value-type="float">
            <text:p>1,375887043229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22075" calcext:value-type="float">
            <text:p>0,422075</text:p>
          </table:table-cell>
          <table:table-cell table:formula="of:=0.839403/[.K6]" office:value-type="float" office:value="1.98875318367589" calcext:value-type="float">
            <text:p>1,9887531836758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5.369" calcext:value-type="float">
            <text:p>285,369</text:p>
          </table:table-cell>
          <table:table-cell table:formula="of:=[.E5]/[.E7]" office:value-type="float" office:value="1.58305912695492" calcext:value-type="float">
            <text:p>1,5830591269549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02588" calcext:value-type="float">
            <text:p>0,302588</text:p>
          </table:table-cell>
          <table:table-cell table:formula="of:=0.839403/[.K7]" office:value-type="float" office:value="2.77407894562904" calcext:value-type="float">
            <text:p>2,7740789456290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63.234" calcext:value-type="float">
            <text:p>263,234</text:p>
          </table:table-cell>
          <table:table-cell table:formula="of:=[.E5]/[.E8]" office:value-type="float" office:value="1.71617648176147" calcext:value-type="float">
            <text:p>1,716176481761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33407" calcext:value-type="float">
            <text:p>0,233407</text:p>
          </table:table-cell>
          <table:table-cell table:formula="of:=0.839403/[.K8]" office:value-type="float" office:value="3.59630602338405" calcext:value-type="float">
            <text:p>3,5963060233840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0.98" calcext:value-type="float">
            <text:p>250,98</text:p>
          </table:table-cell>
          <table:table-cell table:formula="of:=451.756/[.E9]" office:value-type="float" office:value="1.7999681249502" calcext:value-type="float">
            <text:p>1,79996812495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93572" calcext:value-type="float">
            <text:p>0,193572</text:p>
          </table:table-cell>
          <table:table-cell table:formula="of:=0.839403/[.K9]" office:value-type="float" office:value="4.33638646085178" calcext:value-type="float">
            <text:p>4,3363864608517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1.43" calcext:value-type="float">
            <text:p>241,43</text:p>
          </table:table-cell>
          <table:table-cell table:formula="of:=451.756/[.E10]" office:value-type="float" office:value="1.87116762622706" calcext:value-type="float">
            <text:p>1,871167626227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61534" calcext:value-type="float">
            <text:p>0,161534</text:p>
          </table:table-cell>
          <table:table-cell table:formula="of:=0.839403/[.K10]" office:value-type="float" office:value="5.19644780665371" calcext:value-type="float">
            <text:p>5,1964478066537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32.586" calcext:value-type="float">
            <text:p>232,586</text:p>
          </table:table-cell>
          <table:table-cell table:formula="of:=451.756/[.E11]" office:value-type="float" office:value="1.94231811029039" calcext:value-type="float">
            <text:p>1,942318110290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39382" calcext:value-type="float">
            <text:p>0,139382</text:p>
          </table:table-cell>
          <table:table-cell table:formula="of:=0.839403/[.K11]" office:value-type="float" office:value="6.02231995523095" calcext:value-type="float">
            <text:p>6,022319955230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9.932" calcext:value-type="float">
            <text:p>209,932</text:p>
          </table:table-cell>
          <table:table-cell table:formula="of:=451.756/[.E12]" office:value-type="float" office:value="2.15191585846846" calcext:value-type="float">
            <text:p>2,151915858468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25406" calcext:value-type="float">
            <text:p>0,125406</text:p>
          </table:table-cell>
          <table:table-cell table:formula="of:=0.839403/[.K12]" office:value-type="float" office:value="6.69348356537965" calcext:value-type="float">
            <text:p>6,6934835653796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4.41" calcext:value-type="float">
            <text:p>184,41</text:p>
          </table:table-cell>
          <table:table-cell table:formula="of:=451.756/[.E13]" office:value-type="float" office:value="2.44973699907814" calcext:value-type="float">
            <text:p>2,449736999078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07521" calcext:value-type="float">
            <text:p>0,107521</text:p>
          </table:table-cell>
          <table:table-cell table:formula="of:=0.839403/[.K13]" office:value-type="float" office:value="7.806874936059" calcext:value-type="float">
            <text:p>7,80687493605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7.117" calcext:value-type="float">
            <text:p>167,117</text:p>
          </table:table-cell>
          <table:table-cell table:formula="of:=451.756/[.E14]" office:value-type="float" office:value="2.70323186749403" calcext:value-type="float">
            <text:p>2,703231867494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999239" calcext:value-type="float">
            <text:p>0,0999239</text:p>
          </table:table-cell>
          <table:table-cell table:formula="of:=0.839403/[.K14]" office:value-type="float" office:value="8.40042272169121" calcext:value-type="float">
            <text:p>8,4004227216912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1.538" calcext:value-type="float">
            <text:p>151,538</text:p>
          </table:table-cell>
          <table:table-cell table:formula="of:=451.756/[.E15]" office:value-type="float" office:value="2.98114004408135" calcext:value-type="float">
            <text:p>2,981140044081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91446" calcext:value-type="float">
            <text:p>0,091446</text:p>
          </table:table-cell>
          <table:table-cell table:formula="of:=0.839403/[.K15]" office:value-type="float" office:value="9.17922052358769" calcext:value-type="float">
            <text:p>9,1792205235876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1.844" calcext:value-type="float">
            <text:p>141,844</text:p>
          </table:table-cell>
          <table:table-cell table:formula="of:=451.756/[.E16]" office:value-type="float" office:value="3.18487916302417" calcext:value-type="float">
            <text:p>3,184879163024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838943" calcext:value-type="float">
            <text:p>0,0838943</text:p>
          </table:table-cell>
          <table:table-cell table:formula="of:=0.839403/[.K16]" office:value-type="float" office:value="10.0054830900311" calcext:value-type="float">
            <text:p>10,0054830900311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33.284" calcext:value-type="float">
            <text:p>133,284</text:p>
          </table:table-cell>
          <table:table-cell table:formula="of:=451.756/[.E17]" office:value-type="float" office:value="3.38942408691216" calcext:value-type="float">
            <text:p>3,3894240869121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773314" calcext:value-type="float">
            <text:p>0,0773314</text:p>
          </table:table-cell>
          <table:table-cell table:formula="of:=0.839403/[.K17]" office:value-type="float" office:value="10.8546205034436" calcext:value-type="float">
            <text:p>10,854620503443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2.159" calcext:value-type="float">
            <text:p>122,159</text:p>
          </table:table-cell>
          <table:table-cell table:formula="of:=451.756/[.E18]" office:value-type="float" office:value="3.69809837998019" calcext:value-type="float">
            <text:p>3,698098379980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717771" calcext:value-type="float">
            <text:p>0,0717771</text:p>
          </table:table-cell>
          <table:table-cell table:formula="of:=0.839403/[.K18]" office:value-type="float" office:value="11.6945794689393" calcext:value-type="float">
            <text:p>11,694579468939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3.815" calcext:value-type="float">
            <text:p>113,815</text:p>
          </table:table-cell>
          <table:table-cell table:formula="of:=451.756/[.E19]" office:value-type="float" office:value="3.96921319685454" calcext:value-type="float">
            <text:p>3,9692131968545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670795" calcext:value-type="float">
            <text:p>0,0670795</text:p>
          </table:table-cell>
          <table:table-cell table:formula="of:=0.839403/[.K19]" office:value-type="float" office:value="12.5135548118278" calcext:value-type="float">
            <text:p>12,5135548118278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7.657" calcext:value-type="float">
            <text:p>107,657</text:p>
          </table:table-cell>
          <table:table-cell table:formula="of:=451.756/[.E20]" office:value-type="float" office:value="4.19625291434835" calcext:value-type="float">
            <text:p>4,1962529143483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631954" calcext:value-type="float">
            <text:p>0,0631954</text:p>
          </table:table-cell>
          <table:table-cell table:formula="of:=0.839403/[.K20]" office:value-type="float" office:value="13.2826598138472" calcext:value-type="float">
            <text:p>13,282659813847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1.483" calcext:value-type="float">
            <text:p>101,483</text:p>
          </table:table-cell>
          <table:table-cell table:formula="of:=451.756/[.E21]" office:value-type="float" office:value="4.45154360828907" calcext:value-type="float">
            <text:p>4,4515436082890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592756" calcext:value-type="float">
            <text:p>0,0592756</text:p>
          </table:table-cell>
          <table:table-cell table:formula="of:=0.839403/[.K21]" office:value-type="float" office:value="14.1610207235355" calcext:value-type="float">
            <text:p>14,161020723535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6.8686" calcext:value-type="float">
            <text:p>96,8686</text:p>
          </table:table-cell>
          <table:table-cell table:formula="of:=451.756/[.E22]" office:value-type="float" office:value="4.66359584013808" calcext:value-type="float">
            <text:p>4,6635958401380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56112" calcext:value-type="float">
            <text:p>0,056112</text:p>
          </table:table-cell>
          <table:table-cell table:formula="of:=0.839403/[.K22]" office:value-type="float" office:value="14.9594204448246" calcext:value-type="float">
            <text:p>14,959420444824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9.166" calcext:value-type="float">
            <text:p>89,166</text:p>
          </table:table-cell>
          <table:table-cell table:formula="of:=451.756/[.E23]" office:value-type="float" office:value="5.06646030998363" calcext:value-type="float">
            <text:p>5,0664603099836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531684" calcext:value-type="float">
            <text:p>0,0531684</text:p>
          </table:table-cell>
          <table:table-cell table:formula="of:=0.839403/[.K23]" office:value-type="float" office:value="15.7876294942108" calcext:value-type="float">
            <text:p>15,787629494210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8.913" calcext:value-type="float">
            <text:p>88,913</text:p>
          </table:table-cell>
          <table:table-cell table:formula="of:=451.756/[.E24]" office:value-type="float" office:value="5.0808768121647" calcext:value-type="float">
            <text:p>5,080876812164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03708" calcext:value-type="float">
            <text:p>0,0503708</text:p>
          </table:table-cell>
          <table:table-cell table:formula="of:=0.839403/[.K24]" office:value-type="float" office:value="16.6644762441732" calcext:value-type="float">
            <text:p>16,664476244173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82.1607" calcext:value-type="float">
            <text:p>82,1607</text:p>
          </table:table-cell>
          <table:table-cell table:formula="of:=451.756/[.E25]" office:value-type="float" office:value="5.49844390322867" calcext:value-type="float">
            <text:p>5,4984439032286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483591" calcext:value-type="float">
            <text:p>0,0483591</text:p>
          </table:table-cell>
          <table:table-cell table:formula="of:=0.839403/[.K25]" office:value-type="float" office:value="17.3577051682103" calcext:value-type="float">
            <text:p>17,357705168210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81.8736" calcext:value-type="float">
            <text:p>81,8736</text:p>
          </table:table-cell>
          <table:table-cell table:formula="of:=451.756/[.E26]" office:value-type="float" office:value="5.51772488323465" calcext:value-type="float">
            <text:p>5,5177248832346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459162" calcext:value-type="float">
            <text:p>0,0459162</text:p>
          </table:table-cell>
          <table:table-cell table:formula="of:=0.839403/[.K26]" office:value-type="float" office:value="18.281194872398" calcext:value-type="float">
            <text:p>18,28119487239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75.333" calcext:value-type="float">
            <text:p>75,333</text:p>
          </table:table-cell>
          <table:table-cell table:formula="of:=451.756/[.E27]" office:value-type="float" office:value="5.99678759640529" calcext:value-type="float">
            <text:p>5,9967875964052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441495" calcext:value-type="float">
            <text:p>0,0441495</text:p>
          </table:table-cell>
          <table:table-cell table:formula="of:=0.839403/[.K27]" office:value-type="float" office:value="19.0127408011416" calcext:value-type="float">
            <text:p>19,012740801141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74.1925" calcext:value-type="float">
            <text:p>74,1925</text:p>
          </table:table-cell>
          <table:table-cell table:formula="of:=451.756/[.E28]" office:value-type="float" office:value="6.08897125720255" calcext:value-type="float">
            <text:p>6,088971257202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441495" calcext:value-type="float">
            <text:p>0,0441495</text:p>
          </table:table-cell>
          <table:table-cell table:formula="of:=0.839403/[.K28]" office:value-type="float" office:value="19.0127408011416" calcext:value-type="float">
            <text:p>19,012740801141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1.9496" calcext:value-type="float">
            <text:p>71,9496</text:p>
          </table:table-cell>
          <table:table-cell table:formula="of:=451.756/[.E29]" office:value-type="float" office:value="6.27878403771529" calcext:value-type="float">
            <text:p>6,2787840377152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441495" calcext:value-type="float">
            <text:p>0,0441495</text:p>
          </table:table-cell>
          <table:table-cell table:formula="of:=0.839403/[.K29]" office:value-type="float" office:value="19.0127408011416" calcext:value-type="float">
            <text:p>19,012740801141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72.2721" calcext:value-type="float">
            <text:p>72,2721</text:p>
          </table:table-cell>
          <table:table-cell table:formula="of:=451.756/[.E30]" office:value-type="float" office:value="6.25076620161861" calcext:value-type="float">
            <text:p>6,2507662016186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542739" calcext:value-type="float">
            <text:p>0,0542739</text:p>
          </table:table-cell>
          <table:table-cell table:formula="of:=0.839403/[.K30]" office:value-type="float" office:value="15.4660527435839" calcext:value-type="float">
            <text:p>15,466052743583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7.7571" calcext:value-type="float">
            <text:p>67,7571</text:p>
          </table:table-cell>
          <table:table-cell table:formula="of:=451.756/[.E31]" office:value-type="float" office:value="6.6672865279063" calcext:value-type="float">
            <text:p>6,667286527906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19308" calcext:value-type="float">
            <text:p>0,0519308</text:p>
          </table:table-cell>
          <table:table-cell table:formula="of:=0.839403/[.K31]" office:value-type="float" office:value="16.1638757731443" calcext:value-type="float">
            <text:p>16,163875773144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5.77" calcext:value-type="float">
            <text:p>65,77</text:p>
          </table:table-cell>
          <table:table-cell table:formula="of:=451.756/[.E32]" office:value-type="float" office:value="6.86872434240535" calcext:value-type="float">
            <text:p>6,8687243424053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508992" calcext:value-type="float">
            <text:p>0,0508992</text:p>
          </table:table-cell>
          <table:table-cell table:formula="of:=0.839403/[.K32]" office:value-type="float" office:value="16.4914772727273" calcext:value-type="float">
            <text:p>16,4914772727273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.2121" calcext:value-type="float">
            <text:p>65,2121</text:p>
          </table:table-cell>
          <table:table-cell table:formula="of:=451.756/[.E33]" office:value-type="float" office:value="6.92748738347638" calcext:value-type="float">
            <text:p>6,927487383476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492349" calcext:value-type="float">
            <text:p>0,0492349</text:p>
          </table:table-cell>
          <table:table-cell table:formula="of:=0.839403/[.K33]" office:value-type="float" office:value="17.0489429246327" calcext:value-type="float">
            <text:p>17,04894292463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0.9096" calcext:value-type="float">
            <text:p>60,9096</text:p>
          </table:table-cell>
          <table:table-cell table:formula="of:=451.756/[.E34]" office:value-type="float" office:value="7.41682756084427" calcext:value-type="float">
            <text:p>7,4168275608442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479697" calcext:value-type="float">
            <text:p>0,0479697</text:p>
          </table:table-cell>
          <table:table-cell table:formula="of:=0.839403/[.K34]" office:value-type="float" office:value="17.4986084966135" calcext:value-type="float">
            <text:p>17,4986084966135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0.0615" calcext:value-type="float">
            <text:p>60,0615</text:p>
          </table:table-cell>
          <table:table-cell table:formula="of:=451.756/[.E35]" office:value-type="float" office:value="7.52155707066923" calcext:value-type="float">
            <text:p>7,5215570706692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467381" calcext:value-type="float">
            <text:p>0,0467381</text:p>
          </table:table-cell>
          <table:table-cell table:formula="of:=0.839403/[.K35]" office:value-type="float" office:value="17.9597159490865" calcext:value-type="float">
            <text:p>17,9597159490865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9.0778" calcext:value-type="float">
            <text:p>59,0778</text:p>
          </table:table-cell>
          <table:table-cell table:formula="of:=451.756/[.E36]" office:value-type="float" office:value="7.64679795117625" calcext:value-type="float">
            <text:p>7,6467979511762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455362" calcext:value-type="float">
            <text:p>0,0455362</text:p>
          </table:table-cell>
          <table:table-cell table:formula="of:=0.839403/[.K36]" office:value-type="float" office:value="18.4337516086103" calcext:value-type="float">
            <text:p>18,433751608610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8.3506" calcext:value-type="float">
            <text:p>58,3506</text:p>
          </table:table-cell>
          <table:table-cell table:formula="of:=451.756/[.E37]" office:value-type="float" office:value="7.74209691074299" calcext:value-type="float">
            <text:p>7,7420969107429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444986" calcext:value-type="float">
            <text:p>0,0444986</text:p>
          </table:table-cell>
          <table:table-cell table:formula="of:=0.839403/[.K37]" office:value-type="float" office:value="18.8635822250588" calcext:value-type="float">
            <text:p>18,8635822250588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5.3681" calcext:value-type="float">
            <text:p>55,3681</text:p>
          </table:table-cell>
          <table:table-cell table:formula="of:=451.756/[.E38]" office:value-type="float" office:value="8.15913856534719" calcext:value-type="float">
            <text:p>8,1591385653471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428466" calcext:value-type="float">
            <text:p>0,0428466</text:p>
          </table:table-cell>
          <table:table-cell table:formula="of:=0.839403/[.K38]" office:value-type="float" office:value="19.5908893587823" calcext:value-type="float">
            <text:p>19,590889358782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53.7035" calcext:value-type="float">
            <text:p>53,7035</text:p>
          </table:table-cell>
          <table:table-cell table:formula="of:=451.756/[.E39]" office:value-type="float" office:value="8.4120401836007" calcext:value-type="float">
            <text:p>8,412040183600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415709" calcext:value-type="float">
            <text:p>0,0415709</text:p>
          </table:table-cell>
          <table:table-cell table:formula="of:=0.839403/[.K39]" office:value-type="float" office:value="20.1920814800738" calcext:value-type="float">
            <text:p>20,1920814800738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3.6953" calcext:value-type="float">
            <text:p>53,6953</text:p>
          </table:table-cell>
          <table:table-cell table:formula="of:=451.756/[.E40]" office:value-type="float" office:value="8.41332481613847" calcext:value-type="float">
            <text:p>8,413324816138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408524" calcext:value-type="float">
            <text:p>0,0408524</text:p>
          </table:table-cell>
          <table:table-cell table:formula="of:=0.839403/[.K40]" office:value-type="float" office:value="20.5472138723796" calcext:value-type="float">
            <text:p>20,547213872379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51.8469" calcext:value-type="float">
            <text:p>51,8469</text:p>
          </table:table-cell>
          <table:table-cell table:formula="of:=451.756/[.E41]" office:value-type="float" office:value="8.71326926007148" calcext:value-type="float">
            <text:p>8,713269260071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395701" calcext:value-type="float">
            <text:p>0,0395701</text:p>
          </table:table-cell>
          <table:table-cell table:formula="of:=0.839403/[.K41]" office:value-type="float" office:value="21.2130623880152" calcext:value-type="float">
            <text:p>21,213062388015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50.4188" calcext:value-type="float">
            <text:p>50,4188</text:p>
          </table:table-cell>
          <table:table-cell table:formula="of:=451.756/[.E42]" office:value-type="float" office:value="8.96007044991154" calcext:value-type="float">
            <text:p>8,9600704499115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38506" calcext:value-type="float">
            <text:p>0,038506</text:p>
          </table:table-cell>
          <table:table-cell table:formula="of:=0.839403/[.K42]" office:value-type="float" office:value="21.799278034592" calcext:value-type="float">
            <text:p>21,79927803459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9.6051" calcext:value-type="float">
            <text:p>49,6051</text:p>
          </table:table-cell>
          <table:table-cell table:formula="of:=451.756/[.E43]" office:value-type="float" office:value="9.10704746084576" calcext:value-type="float">
            <text:p>9,1070474608457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375109" calcext:value-type="float">
            <text:p>0,0375109</text:p>
          </table:table-cell>
          <table:table-cell table:formula="of:=0.839403/[.K43]" office:value-type="float" office:value="22.3775755846967" calcext:value-type="float">
            <text:p>22,377575584696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.5854" calcext:value-type="float">
            <text:p>48,5854</text:p>
          </table:table-cell>
          <table:table-cell table:formula="of:=451.756/[.E44]" office:value-type="float" office:value="9.29818422818378" calcext:value-type="float">
            <text:p>9,2981842281837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6737" calcext:value-type="float">
            <text:p>0,036737</text:p>
          </table:table-cell>
          <table:table-cell table:formula="of:=0.839403/[.K44]" office:value-type="float" office:value="22.848980591774" calcext:value-type="float">
            <text:p>22,848980591774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8.7111" calcext:value-type="float">
            <text:p>48,7111</text:p>
          </table:table-cell>
          <table:table-cell table:formula="of:=451.756/[.E45]" office:value-type="float" office:value="9.27419007166744" calcext:value-type="float">
            <text:p>9,2741900716674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355441" calcext:value-type="float">
            <text:p>0,0355441</text:p>
          </table:table-cell>
          <table:table-cell table:formula="of:=0.839403/[.K45]" office:value-type="float" office:value="23.6158180963929" calcext:value-type="float">
            <text:p>23,6158180963929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6.2665" calcext:value-type="float">
            <text:p>46,2665</text:p>
          </table:table-cell>
          <table:table-cell table:formula="of:=451.756/[.E46]" office:value-type="float" office:value="9.76421384803259" calcext:value-type="float">
            <text:p>9,7642138480325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348566" calcext:value-type="float">
            <text:p>0,0348566</text:p>
          </table:table-cell>
          <table:table-cell table:formula="of:=0.839403/[.K46]" office:value-type="float" office:value="24.0816086480035" calcext:value-type="float">
            <text:p>24,081608648003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.9828" calcext:value-type="float">
            <text:p>45,9828</text:p>
          </table:table-cell>
          <table:table-cell table:formula="of:=451.756/[.E47]" office:value-type="float" office:value="9.82445610097689" calcext:value-type="float">
            <text:p>9,8244561009768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34086" calcext:value-type="float">
            <text:p>0,034086</text:p>
          </table:table-cell>
          <table:table-cell table:formula="of:=0.839403/[.K47]" office:value-type="float" office:value="24.6260341489174" calcext:value-type="float">
            <text:p>24,626034148917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.4644" calcext:value-type="float">
            <text:p>43,4644</text:p>
          </table:table-cell>
          <table:table-cell table:formula="of:=451.756/[.E48]" office:value-type="float" office:value="10.393701512042" calcext:value-type="float">
            <text:p>10,39370151204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332245" calcext:value-type="float">
            <text:p>0,0332245</text:p>
          </table:table-cell>
          <table:table-cell table:formula="of:=0.839403/[.K48]" office:value-type="float" office:value="25.2645788499451" calcext:value-type="float">
            <text:p>25,264578849945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4.4877" calcext:value-type="float">
            <text:p>44,4877</text:p>
          </table:table-cell>
          <table:table-cell table:formula="of:=451.756/[.E49]" office:value-type="float" office:value="10.1546270092632" calcext:value-type="float">
            <text:p>10,154627009263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5799" calcext:value-type="float">
            <text:p>0,0325799</text:p>
          </table:table-cell>
          <table:table-cell table:formula="of:=0.839403/[.K49]" office:value-type="float" office:value="25.7644437214356" calcext:value-type="float">
            <text:p>25,764443721435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4.1038" calcext:value-type="float">
            <text:p>44,1038</text:p>
          </table:table-cell>
          <table:table-cell table:formula="of:=451.756/[.E50]" office:value-type="float" office:value="10.24301760846" calcext:value-type="float">
            <text:p>10,243017608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318288" calcext:value-type="float">
            <text:p>0,0318288</text:p>
          </table:table-cell>
          <table:table-cell table:formula="of:=0.839403/[.K50]" office:value-type="float" office:value="26.37243628412" calcext:value-type="float">
            <text:p>26,37243628412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2.7668" calcext:value-type="float">
            <text:p>42,7668</text:p>
          </table:table-cell>
          <table:table-cell table:formula="of:=451.756/[.E51]" office:value-type="float" office:value="10.5632406446122" calcext:value-type="float">
            <text:p>10,563240644612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311911" calcext:value-type="float">
            <text:p>0,0311911</text:p>
          </table:table-cell>
          <table:table-cell table:formula="of:=0.839403/[.K51]" office:value-type="float" office:value="26.911619019528" calcext:value-type="float">
            <text:p>26,911619019528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1.9951" calcext:value-type="float">
            <text:p>41,9951</text:p>
          </table:table-cell>
          <table:table-cell table:formula="of:=451.756/[.E52]" office:value-type="float" office:value="10.7573502622925" calcext:value-type="float">
            <text:p>10,757350262292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307166" calcext:value-type="float">
            <text:p>0,0307166</text:p>
          </table:table-cell>
          <table:table-cell table:formula="of:=0.839403/[.K52]" office:value-type="float" office:value="27.3273409166379" calcext:value-type="float">
            <text:p>27,3273409166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l" fo:country="PL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pl" fo:country="PL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.00.0000</text:date>, <text:time style:data-style-name="N2" text:time-value="15:33:15.839940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22:19:21.549118574</meta:creation-date>
    <dc:date>2025-05-25T16:37:22.127394942</dc:date>
    <meta:editing-duration>PT1H36M52S</meta:editing-duration>
    <meta:editing-cycles>11</meta:editing-cycles>
    <meta:generator>LibreOffice/24.8.7.2$Linux_X86_64 LibreOffice_project/480$Build-2</meta:generator>
    <meta:document-statistic meta:table-count="1" meta:cell-count="29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7.858cm" svg:height="9.013cm" xlink:href=".." xlink:type="simple" chart:class="chart:line" chart:style-name="ch1">
        <chart:plot-area chart:style-name="ch2" table:cell-range-address="Sheet1.E4:Sheet1.E52" chart:data-source-has-labels="row" svg:x="1.516cm" svg:y="0.18cm" svg:width="25.785cm" svg:height="7.724cm">
          <chart:coordinate-region svg:x="2.341cm" svg:y="0.353cm" svg:width="24.768cm" svg:height="6.957cm"/>
          <chart:axis chart:dimension="x" chart:name="primary-x" chart:style-name="ch3">
            <chart:title svg:x="13.098cm" svg:y="8.084cm" chart:style-name="ch4">
              <text:p><text:span text:style-name="T1">ILOŚĆ WĄTKÓW</text:span></text:p>
            </chart:title>
          </chart:axis>
          <chart:axis chart:dimension="y" chart:name="primary-y" chart:style-name="ch3">
            <chart:title svg:x="0.451cm" svg:y="4.752cm" chart:style-name="ch5">
              <text:p><text:span text:style-name="T1">CZAS (s)</text:span></text:p>
            </chart:title>
            <chart:grid chart:style-name="ch6" chart:class="major"/>
          </chart:axis>
          <chart:series chart:style-name="ch7" chart:values-cell-range-address="Sheet1.E5:Sheet1.E52" chart:label-cell-address="Sheet1.E4:Sheet1.E4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(s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.756">
                <text:p>451.756</text:p>
                <draw:g>
                  <svg:desc>Sheet1.E5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.338">
                <text:p>328.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.369">
                <text:p>285.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.234">
                <text:p>263.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98">
                <text:p>25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.43">
                <text:p>241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2.586">
                <text:p>232.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932">
                <text:p>209.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.41">
                <text:p>184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.117">
                <text:p>167.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.538">
                <text:p>151.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.844">
                <text:p>141.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.284">
                <text:p>133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.159">
                <text:p>122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.815">
                <text:p>113.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.657">
                <text:p>107.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483">
                <text:p>101.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.8686">
                <text:p>96.8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166">
                <text:p>89.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913">
                <text:p>88.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1607">
                <text:p>82.1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8736">
                <text:p>81.8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333">
                <text:p>75.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.1925">
                <text:p>74.1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9496">
                <text:p>71.9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2721">
                <text:p>72.2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.7571">
                <text:p>67.7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77">
                <text:p>65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.2121">
                <text:p>65.2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9096">
                <text:p>60.9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0615">
                <text:p>60.0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0778">
                <text:p>59.0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3506">
                <text:p>58.3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3681">
                <text:p>55.3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.7035">
                <text:p>53.7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953">
                <text:p>53.6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.8469">
                <text:p>51.84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4188">
                <text:p>50.4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6051">
                <text:p>49.6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5854">
                <text:p>48.58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7111">
                <text:p>48.7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2665">
                <text:p>46.2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9828">
                <text:p>45.9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644">
                <text:p>43.4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4877">
                <text:p>44.4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1038">
                <text:p>44.1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7668">
                <text:p>42.7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.9951">
                <text:p>41.9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